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number-columns-repeated="3" table:default-cell-style-name="ce1"/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string">
            <text:p><text:s/>= Principle $</text:p>
          </table:table-cell>
        </table:table-row>
        <table:table-row table:style-name="ro2">
          <table:table-cell table:number-columns-repeated="3"/>
          <table:table-cell table:style-name="ce2" office:value-type="percentage" office:value="0.06">
            <text:p>6.00%</text:p>
          </table:table-cell>
          <table:table-cell office:value-type="string">
            <text:p><text:s/>= IntRate %</text:p>
          </table:table-cell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 table:style-name="ce4" office:value-type="string">
            <text:p><text:s/>= Number of compounding periods years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Years</text:p>
          </table:table-cell>
          <table:table-cell office:value-type="string">
            <text:p>Savings</text:p>
          </table:table-cell>
          <table:table-cell office:value-type="string">
            <text:p>Interest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style-name="ce3" table:formula="of:=[.D6]" office:value-type="currency" office:currency="USD" office:value="100">
            <text:p>$100.00</text:p>
          </table:table-cell>
          <table:table-cell table:style-name="ce3" table:formula="of:=[.D12]*[.$D$7]" office:value-type="currency" office:currency="USD" office:value="6">
            <text:p>$6.0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ce3" table:formula="of:=[.D12]+[.E12]" office:value-type="currency" office:currency="USD" office:value="106">
            <text:p>$106.00</text:p>
          </table:table-cell>
          <table:table-cell table:style-name="ce3" table:formula="of:=[.D13]*[.$D$7]" office:value-type="currency" office:currency="USD" office:value="6.36">
            <text:p>$6.36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style-name="ce3" table:formula="of:=[.D13]+[.E13]" office:value-type="currency" office:currency="USD" office:value="112.36">
            <text:p>$112.36</text:p>
          </table:table-cell>
          <table:table-cell table:style-name="ce3" table:formula="of:=[.D14]*[.$D$7]" office:value-type="currency" office:currency="USD" office:value="6.7416">
            <text:p>$6.74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style-name="ce3" table:formula="of:=[.D14]+[.E14]" office:value-type="currency" office:currency="USD" office:value="119.1016">
            <text:p>$119.10</text:p>
          </table:table-cell>
          <table:table-cell table:style-name="ce3" table:formula="of:=[.D15]*[.$D$7]" office:value-type="currency" office:currency="USD" office:value="7.146096">
            <text:p>$7.15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style-name="ce3" table:formula="of:=[.D15]+[.E15]" office:value-type="currency" office:currency="USD" office:value="126.247696">
            <text:p>$126.25</text:p>
          </table:table-cell>
          <table:table-cell table:style-name="ce3" table:formula="of:=[.D16]*[.$D$7]" office:value-type="currency" office:currency="USD" office:value="7.57486176">
            <text:p>$7.57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3" table:formula="of:=[.D16]+[.E16]" office:value-type="currency" office:currency="USD" office:value="133.82255776">
            <text:p>$133.82</text:p>
          </table:table-cell>
          <table:table-cell table:style-name="ce3" table:formula="of:=[.D17]*[.$D$7]" office:value-type="currency" office:currency="USD" office:value="8.0293534656">
            <text:p>$8.03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style-name="ce3" table:formula="of:=[.D17]+[.E17]" office:value-type="currency" office:currency="USD" office:value="141.8519112256">
            <text:p>$141.85</text:p>
          </table:table-cell>
          <table:table-cell table:style-name="ce3" table:formula="of:=[.D18]*[.$D$7]" office:value-type="currency" office:currency="USD" office:value="8.511114673536">
            <text:p>$8.51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style-name="ce3" table:formula="of:=[.D18]+[.E18]" office:value-type="currency" office:currency="USD" office:value="150.363025899136">
            <text:p>$150.36</text:p>
          </table:table-cell>
          <table:table-cell table:style-name="ce3" table:formula="of:=[.D19]*[.$D$7]" office:value-type="currency" office:currency="USD" office:value="9.02178155394816">
            <text:p>$9.02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style-name="ce3" table:formula="of:=[.D19]+[.E19]" office:value-type="currency" office:currency="USD" office:value="159.384807453084">
            <text:p>$159.38</text:p>
          </table:table-cell>
          <table:table-cell table:style-name="ce3" table:formula="of:=[.D20]*[.$D$7]" office:value-type="currency" office:currency="USD" office:value="9.56308844718505">
            <text:p>$9.56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style-name="ce3" table:formula="of:=[.D20]+[.E20]" office:value-type="currency" office:currency="USD" office:value="168.947895900269">
            <text:p>$168.95</text:p>
          </table:table-cell>
          <table:table-cell table:style-name="ce3" table:formula="of:=[.D21]*[.$D$7]" office:value-type="currency" office:currency="USD" office:value="10.1368737540162">
            <text:p>$10.14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style-name="ce3" table:formula="of:=[.D21]+[.E21]" office:value-type="currency" office:currency="USD" office:value="179.084769654285">
            <text:p>$179.08</text:p>
          </table:table-cell>
          <table:table-cell table:style-name="ce3" table:formula="of:=[.D22]*[.$D$7]" office:value-type="currency" office:currency="USD" office:value="10.7450861792571">
            <text:p>$10.75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style-name="ce3" table:formula="of:=[.D22]+[.E22]" office:value-type="currency" office:currency="USD" office:value="189.829855833543">
            <text:p>$189.83</text:p>
          </table:table-cell>
          <table:table-cell table:style-name="ce3" table:formula="of:=[.D23]*[.$D$7]" office:value-type="currency" office:currency="USD" office:value="11.3897913500126">
            <text:p>$11.39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style-name="ce3" table:formula="of:=[.D23]+[.E23]" office:value-type="currency" office:currency="USD" office:value="201.219647183555">
            <text:p>$201.22</text:p>
          </table:table-cell>
          <table:table-cell table:style-name="ce3" table:formula="of:=[.D24]*[.$D$7]" office:value-type="currency" office:currency="USD" office:value="12.0731788310133">
            <text:p>$12.07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style-name="ce3" table:formula="of:=[.D24]+[.E24]" office:value-type="currency" office:currency="USD" office:value="213.292826014568">
            <text:p>$213.29</text:p>
          </table:table-cell>
          <table:table-cell table:style-name="ce3" table:formula="of:=[.D25]*[.$D$7]" office:value-type="currency" office:currency="USD" office:value="12.7975695608741">
            <text:p>$12.80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style-name="ce3" table:formula="of:=[.D25]+[.E25]" office:value-type="currency" office:currency="USD" office:value="226.090395575442">
            <text:p>$226.09</text:p>
          </table:table-cell>
          <table:table-cell table:style-name="ce3" table:formula="of:=[.D26]*[.$D$7]" office:value-type="currency" office:currency="USD" office:value="13.5654237345265">
            <text:p>$13.57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style-name="ce3" table:formula="of:=[.D26]+[.E26]" office:value-type="currency" office:currency="USD" office:value="239.655819309969">
            <text:p>$239.66</text:p>
          </table:table-cell>
          <table:table-cell table:style-name="ce3" table:formula="of:=[.D27]*[.$D$7]" office:value-type="currency" office:currency="USD" office:value="14.3793491585981">
            <text:p>$14.38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style-name="ce3" table:formula="of:=[.D27]+[.E27]" office:value-type="currency" office:currency="USD" office:value="254.035168468567">
            <text:p>$254.04</text:p>
          </table:table-cell>
          <table:table-cell table:style-name="ce3" table:formula="of:=[.D28]*[.$D$7]" office:value-type="currency" office:currency="USD" office:value="15.242110108114">
            <text:p>$15.24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style-name="ce3" table:formula="of:=[.D28]+[.E28]" office:value-type="currency" office:currency="USD" office:value="269.277278576681">
            <text:p>$269.28</text:p>
          </table:table-cell>
          <table:table-cell table:style-name="ce3" table:formula="of:=[.D29]*[.$D$7]" office:value-type="currency" office:currency="USD" office:value="16.1566367146009">
            <text:p>$16.16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style-name="ce3" table:formula="of:=[.D29]+[.E29]" office:value-type="currency" office:currency="USD" office:value="285.433915291282">
            <text:p>$285.43</text:p>
          </table:table-cell>
          <table:table-cell table:style-name="ce3" table:formula="of:=[.D30]*[.$D$7]" office:value-type="currency" office:currency="USD" office:value="17.1260349174769">
            <text:p>$17.13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style-name="ce3" table:formula="of:=[.D30]+[.E30]" office:value-type="currency" office:currency="USD" office:value="302.559950208759">
            <text:p>$302.56</text:p>
          </table:table-cell>
          <table:table-cell table:style-name="ce3" table:formula="of:=[.D31]*[.$D$7]" office:value-type="currency" office:currency="USD" office:value="18.1535970125255">
            <text:p>$18.15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3" table:formula="of:=[.D31]+[.E31]" office:value-type="currency" office:currency="USD" office:value="320.713547221285">
            <text:p>$320.71</text:p>
          </table:table-cell>
          <table:table-cell table:style-name="ce3" table:formula="of:=[.D32]*[.$D$7]" office:value-type="currency" office:currency="USD" office:value="19.2428128332771">
            <text:p>$19.24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style-name="ce3" table:formula="of:=[.D32]+[.E32]" office:value-type="currency" office:currency="USD" office:value="339.956360054562">
            <text:p>$339.96</text:p>
          </table:table-cell>
          <table:table-cell table:style-name="ce3" table:formula="of:=[.D33]*[.$D$7]" office:value-type="currency" office:currency="USD" office:value="20.3973816032737">
            <text:p>$20.40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style-name="ce3" table:formula="of:=[.D33]+[.E33]" office:value-type="currency" office:currency="USD" office:value="360.353741657835">
            <text:p>$360.35</text:p>
          </table:table-cell>
          <table:table-cell table:style-name="ce3" table:formula="of:=[.D34]*[.$D$7]" office:value-type="currency" office:currency="USD" office:value="21.6212244994701">
            <text:p>$21.62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style-name="ce3" table:formula="of:=[.D34]+[.E34]" office:value-type="currency" office:currency="USD" office:value="381.974966157305">
            <text:p>$381.97</text:p>
          </table:table-cell>
          <table:table-cell table:style-name="ce3" table:formula="of:=[.D35]*[.$D$7]" office:value-type="currency" office:currency="USD" office:value="22.9184979694383">
            <text:p>$22.92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style-name="ce3" table:formula="of:=[.D35]+[.E35]" office:value-type="currency" office:currency="USD" office:value="404.893464126744">
            <text:p>$404.89</text:p>
          </table:table-cell>
          <table:table-cell table:style-name="ce3" table:formula="of:=[.D36]*[.$D$7]" office:value-type="currency" office:currency="USD" office:value="24.2936078476046">
            <text:p>$24.29</text:p>
          </table:table-cell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23">06/23/2025</text:date>, <text:time>16:5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5-06-23T16:31:39.13</meta:creation-date>
    <dc:date>2025-06-23T16:57:22.23</dc:date>
    <dc:creator>Mark Lehr</dc:creator>
    <meta:editing-duration>PT10M23S</meta:editing-duration>
    <meta:editing-cycles>1</meta:editing-cycles>
    <meta:document-statistic meta:table-count="3" meta:cell-count="84" meta:object-count="0"/>
    <meta:generator>OpenOffice/4.1.12$Win32 OpenOffice.org_project/4112m1$Build-9809</meta:generator>
  </office:meta>
</office:document-meta>
</file>